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tadísticas_Solicitudes_OAI,_C" table:style-name="ta1">
        <table:table-column table:style-name="co1" table:number-columns-repeated="16384" table:default-cell-style-name="ce1"/>
        <table:table-row table:style-name="ro1">
          <table:table-cell office:value-type="string" table:style-name="ce1">
            <text:p>Fecha_Solicitud</text:p>
          </table:table-cell>
          <table:table-cell office:value-type="string" table:style-name="ce1">
            <text:p>Información_Solicitada</text:p>
          </table:table-cell>
          <table:table-cell office:value-type="string" table:style-name="ce1">
            <text:p>Tiempo_Respuesta<text:s/></text:p>
          </table:table-cell>
          <table:table-cell office:value-type="string" table:style-name="ce1">
            <text:p>Porcentaje_Cumplimiento</text:p>
          </table:table-cell>
          <table:table-cell table:number-columns-repeated="16380"/>
        </table:table-row>
        <table:table-row table:style-name="ro1">
          <table:table-cell office:value-type="date" office:date-value="2019-09-05T00:00:00" table:style-name="ce2">
            <text:p>5/9/2019</text:p>
          </table:table-cell>
          <table:table-cell office:value-type="string" table:style-name="ce1">
            <text:p>Solictud sobre Proyecto Mecanismo Limpio<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9-10T00:00:00" table:style-name="ce2">
            <text:p>10/9/2019</text:p>
          </table:table-cell>
          <table:table-cell office:value-type="string" table:style-name="ce1">
            <text:p>Solicitud sobre Proceso de Registro de Accion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Hay instrumentos o metodología para la fijación de precios de carbono para Rep. Dom . o a nivel internacional, caso de no existir para nuestro país?</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Solicitud de Cartas de No Objeción para Proyectos del Mecanismo de Desarrollo Limp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27T00:00:00" table:style-name="ce2">
            <text:p>27/8/2019</text:p>
          </table:table-cell>
          <table:table-cell office:value-type="string" table:style-name="ce1">
            <text:p>Solicitud de información sobre información sobre: ¿Existe un mercado de carbono par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2-07T00:00:00" table:style-name="ce2">
            <text:p>7/2/2019</text:p>
          </table:table-cell>
          <table:table-cell office:value-type="string" table:style-name="ce1">
            <text:p>Solicitud de información sobre información sobre el cambio climático y la contaminación en nuestro país.</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7-17T00:00:00" table:style-name="ce2">
            <text:p>17/7/2019</text:p>
          </table:table-cell>
          <table:table-cell office:value-type="string" table:style-name="ce1">
            <text:p>Solicitud de información pública, sobre: Propósito de existencia de dicha institución, servicios que ofrece, últimos logros, presupuesto asignado a la institución, nomina del mes junio, compras realizadas en el mes de jun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7-06T00:00:00" table:style-name="ce2">
            <text:p>6/7/2019</text:p>
          </table:table-cell>
          <table:table-cell office:value-type="string" table:style-name="ce1">
            <text:p>Solicitud sobre reporte de diagnóstico realizado por el Consejo sobre el conocimiento de la población sobre el tema de cambio climá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6T00:00:00" table:style-name="ce2">
            <text:p>26/6/2019</text:p>
          </table:table-cell>
          <table:table-cell office:value-type="string" table:style-name="ce1">
            <text:p>Solicitud de información sobre inundaciones provocadas por intensas lluvias en la presa de Rincón al sur del poblado de rincón, provincia de la Vega,</text:p>
            <text:p>República Dominica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5T00:00:00" table:style-name="ce2">
            <text:p>25/6/2019</text:p>
          </table:table-cell>
          <table:table-cell office:value-type="string" table:style-name="ce1">
            <text:p>Solicitud sobre Proyecto de Ley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9T00:00:00" table:style-name="ce2">
            <text:p>19/6/2019</text:p>
          </table:table-cell>
          <table:table-cell office:value-type="string" table:style-name="ce1">
            <text:p>Solicitud de información sobre <text:s/>regulación de emisiones <text:s/>a la atmósfera. Ver si hay limitaciones en diferentes compuesto (NOx, SOx, amoniaco, alquitranes) y partículas. En definitiva, ¿cómo se regula en RD el tema de emisiones de equipos combustión ?</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7T00:00:00" table:style-name="ce2">
            <text:p>17/6/2019</text:p>
          </table:table-cell>
          <table:table-cell office:value-type="string" table:style-name="ce1">
            <text:p>Solicitud de información pública, sobre: Los Efectos del Cambio Climático en los recursos hídricos de la Presa de Rincón</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La función del Consejo se limita a llevar un registro o asesora la presentación de estos proyectos? Este consejo recibe algún apoyo de una institucional multilateral gubernamental, por ejemplo la OLADE?<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Hasta qué fecha se extienden los MDL?<text:s text:c="2"/></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4-05T00:00:00" table:style-name="ce2">
            <text:p>5/4/2019</text:p>
          </table:table-cell>
          <table:table-cell office:value-type="string" table:style-name="ce1">
            <text:p>Solicitud de información pública, <text:s/>sobre Estudio de vulnerabilidad y riesgo ante inundaciones provocadas por intensas lluvias en la presa de Rincón al sur del</text:p>
            <text:p>poblado de rincón, provincia de la Vega, República Dominicana</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25T00:00:00" table:style-name="ce2">
            <text:p>25/4/2019</text:p>
          </table:table-cell>
          <table:table-cell office:value-type="string" table:style-name="ce1">
            <text:p>Solicitud de información pública, sobre: ¿Es fácil presentar un proyecto para MDL? La prioridad son los proyectos del sector público? de ciertas zonas del país en particular?</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01T00:00:00" table:style-name="ce2">
            <text:p>1/4/2019</text:p>
          </table:table-cell>
          <table:table-cell office:value-type="string" table:style-name="ce1">
            <text:p>Cómo han funcionado los MDL para RD?<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Relación de las contrataciones de artistas o agrupación <text:s/>artísticas realizadas por esta institución en el año 2018, detallado por datos de razón social y nombre comercial de persona contratada, datos del representante, monto del contrato y objeto de la contratación, y copia del/los contratos suscrito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de información sobre Funciones alterna de la Responsible de la OAI.</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información sobre descarga de documento no visualizado en la página web.</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5T00:00:00" table:style-name="ce2">
            <text:p>25/3/2019</text:p>
          </table:table-cell>
          <table:table-cell office:value-type="string" table:style-name="ce1">
            <text:p>Solicitud de contacto Dpto. De Recursos Human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on, <text:s/>preguntas diversas acerca de la Institucion y avaces logrado en el tema de Cambio Climatico en l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el alcance y acuerdos de la institcuión a nivel internacional.</text:p>
          </table:table-cell>
          <table:table-cell office:value-type="string" table:style-name="ce1">
            <text:p>5 dias</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Sistema 311 y su comportamient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de documento sobre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información sobre ¿Cómo se registra un proyecto MDL?</text:p>
          </table:table-cell>
          <table:table-cell office:value-type="string" table:style-name="ce1">
            <text:p>1 dias</text:p>
          </table:table-cell>
          <table:table-cell office:value-type="float" office:value="100" table:style-name="ce1">
            <text:p>100</text:p>
          </table:table-cell>
          <table:table-cell table:number-columns-repeated="16380"/>
        </table:table-row>
        <table:table-row table:style-name="ro1">
          <table:table-cell office:value-type="date" office:date-value="2019-03-18T00:00:00" table:style-name="ce2">
            <text:p>18/3/2019</text:p>
          </table:table-cell>
          <table:table-cell office:value-type="string" table:style-name="ce1">
            <text:p>Solicitud informacion sobre ¿Cómo lograr cita con el Vicepresidente Ejecutivo para tocar temas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5T00:00:00" table:style-name="ce2">
            <text:p>15/3/2019</text:p>
          </table:table-cell>
          <table:table-cell office:value-type="string" table:style-name="ce1">
            <text:p>Solicitud información sobre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2-26T00:00:00" table:style-name="ce2">
            <text:p>26/2/2019</text:p>
          </table:table-cell>
          <table:table-cell office:value-type="string" table:style-name="ce1">
            <text:p>Solicitud información sobre ¿Cómo lograr cita con el Vicepresidente Ejecutivo para tocar temas de Cambio Climático?</text:p>
          </table:table-cell>
          <table:table-cell office:value-type="string" table:style-name="ce1">
            <text:p>3 dias<text:s/></text:p>
          </table:table-cell>
          <table:table-cell office:value-type="float" office:value="100" table:style-name="ce1">
            <text:p>100</text:p>
          </table:table-cell>
          <table:table-cell table:number-columns-repeated="16380"/>
        </table:table-row>
        <table:table-row table:style-name="ro1">
          <table:table-cell office:value-type="date" office:date-value="2019-02-20T00:00:00" table:style-name="ce2">
            <text:p>20/2/2019</text:p>
          </table:table-cell>
          <table:table-cell office:value-type="string" table:style-name="ce1">
            <text:p>Solicitud información sobre "La Tercerna Comunicacion Nacional"</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2-11T00:00:00" table:style-name="ce2">
            <text:p>11/2/2019</text:p>
          </table:table-cell>
          <table:table-cell office:value-type="string" table:style-name="ce1">
            <text:p>Solicitud información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2T00:00:00" table:style-name="ce2">
            <text:p>12/3/2019</text:p>
          </table:table-cell>
          <table:table-cell office:value-type="string" table:style-name="ce1">
            <text:p>Solicitud de ley 438-07</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19-11-26T00:00:00" table:style-name="ce2">
            <text:p>26/11/2019</text:p>
          </table:table-cell>
          <table:table-cell office:value-type="string" table:style-name="ce1">
            <text:p>información sobre la Evolución de las emisiones de CO2 en República Dominicana</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string" table:style-name="ce2">
            <text:p>11/18/2020</text:p>
          </table:table-cell>
          <table:table-cell office:value-type="string" table:style-name="ce1">
            <text:p>Quisiera que me provean un listado de los correos institucionales de los servidores públicos que trabajaran en los distintos departamentos de la institución. NO necesito nombres de ningún servidor público, ni cargos por igual. Solo necesito que me indiquen los correos electrónicos institucionales y los departamentos a los que pertenecen. No necesito la totalidad, sino, una muestra de 50 correos en adelante.</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20-10-11T00:00:00" table:style-name="ce2">
            <text:p>11/10/2020</text:p>
          </table:table-cell>
          <table:table-cell office:value-type="string" table:style-name="ce1">
            <text:p>Buenas tardes, favor suministrar la siguiente información: Dentro de la ley general de presupuesto, partir del 2013, se comenzó a incluir dentro de los impuestos, ''El Impuesto Ecológico'', que según la norma 06-10 tiene como finalidad regular las emisiones de co2 de los vehículos. En el presupuesto 2021, está establecido el monto aproximado de los ingresos de este impuesto en las paginas 18, 25,101,104, 107,125, 189 etc. Mis preguntas son: Una vez DGII recauda dicho impuesto (entendiendo que esta es la institución encargada) Â¿A DÓNDE SE DESTINA EL MONTO RECAUDADO?; Â¿FORMA PARTE DEL FONDO DE DGII?;Â¿SE UTILIZA PARA PRESERVAR EL MEDIO AMBIENTE Y EL CONSEJO DE CAMBIO CLIMA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0/27/2020</text:p>
          </table:table-cell>
          <table:table-cell office:value-type="string" table:style-name="ce1">
            <text:p>Buenas, Me interesaría obtener información sobre los planes que se están llevando a acabo para cumplir con el objetivo numero 11: Ciudades y comunidades sostenibles, mas específicamente sobre el indicador numero 11.6.1 : "Proporción de residuos sólidos urbanos recolectados regularmente y con descarga final adecuada del total de residuos sólidos urbanos generados, desglosada por ciudad".</text:p>
            <text:p/>
            <text:p>Dentro de los archivos me gustaría recibir los planes a corto y largo plazo que se están aplicando y los resultados hasta el momento y proyecciones futuras (si es posible incluir gráficos ).</text:p>
            <text:p/>
            <text:p>En caso de poder acceder a mas información online de manera directa, les agradecería de sobremanera si me facilitaran los link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0/21/2019</text:p>
          </table:table-cell>
          <table:table-cell office:value-type="string" table:style-name="ce1">
            <text:p>información sobre el procedimiento que ha de realizar una empresa privada si quiere conseguir los Certificados de Emisiones Reducidas (CER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0/20/2020</text:p>
          </table:table-cell>
          <table:table-cell office:value-type="string" table:style-name="ce1">
            <text:p>NECESITO UN JUEGO COMPLETO DE LOS ORIGINAL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2-10T00:00:00" table:style-name="ce2">
            <text:p>10/12/2020</text:p>
          </table:table-cell>
          <table:table-cell office:value-type="string" table:style-name="ce1">
            <text:p>NECESITO LA 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0-10T00:00:00" table:style-name="ce2">
            <text:p>10/10/2020</text:p>
          </table:table-cell>
          <table:table-cell office:value-type="string" table:style-name="ce1">
            <text:p>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28/2019</text:p>
          </table:table-cell>
          <table:table-cell office:value-type="string" table:style-name="ce1">
            <text:p>Solicitud información sobre cantidad de servidores con que cuenta la institu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22/2019</text:p>
          </table:table-cell>
          <table:table-cell office:value-type="string" table:style-name="ce1">
            <text:p>Solicitud información sobre Presupuesto Institcu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1/17/2019</text:p>
          </table:table-cell>
          <table:table-cell office:value-type="string" table:style-name="ce1">
            <text:p>Solicitud información sobre los diferentes Proyectos que desarrolla el CNCCMD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07/21/2020</text:p>
          </table:table-cell>
          <table:table-cell office:value-type="string" table:style-name="ce1">
            <text:p>Estadísticas generadas con relación a los avances en temas de cambio climático en el país, así cómo la base de datos de organizaciones y asociaciones que trabajan los temas ambientales o cambio climático en el país. Muchas gracias anticipada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06/23/2020</text:p>
          </table:table-cell>
          <table:table-cell office:value-type="string" table:style-name="ce1">
            <text:p>Factor de emisiones del SENI (t CO2/MWh)</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2">
            <text:p>01/19/2020</text:p>
          </table:table-cell>
          <table:table-cell office:value-type="string" table:style-name="ce1">
            <text:p>Información sobre sistema de clasificación de la basur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2-08T00:00:00" table:style-name="ce2">
            <text:p>8/2/2021</text:p>
          </table:table-cell>
          <table:table-cell office:value-type="string" table:style-name="ce1">
            <text:p>Buenas tardes, estoy interesada en la metodologia para el calculo de la huella de carbono y emisiones de CO2 de la Republica Dominicana utilizada en el documento de la contribucion nacional determinada. <text:s/>O si poseen algun otro tipo de documento relacionado al calculo de la huella de carbono,calculo de emisiones del transporte, etc.</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12T00:00:00" table:style-name="ce2">
            <text:p>12/5/2021</text:p>
          </table:table-cell>
          <table:table-cell office:value-type="string" table:style-name="ce1">
            <text:p>Necesito conocer el factor de emisión 2020 ó 2021 en el sector de energía Rep. Dominicana. Un catedrático español me indicó podía conocer el factor de emisión a través de la distribuidora de energía (Edeeste, en este caso) que suple a la organización de interés. Sin embargo, Edeeste me informó no maneja la información de factores de emisión porque no son generadores de energía.<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28T00:00:00" table:style-name="ce2">
            <text:p>28/5/2021</text:p>
          </table:table-cell>
          <table:table-cell office:value-type="string" table:style-name="ce1">
            <text:p>Proyecto Completo implementado o en implementación <text:s/>en Rep. Dominicana sobre Mecanismo de Desarrollo Limpio y Mercado de Carbono. Todos los pasos o procesos requerido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03T00:00:00" table:style-name="ce2">
            <text:p>3/6/2021</text:p>
          </table:table-cell>
          <table:table-cell office:value-type="string" table:style-name="ce1">
            <text:p>Que mecanismos se estan implementando a nivel nacional para mitigar los efectos del cambio climatico, producidos en consecuencia del uso de fuentes NO renovables de energi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16T00:00:00" table:style-name="ce2">
            <text:p>16/6/2021</text:p>
          </table:table-cell>
          <table:table-cell office:value-type="string" table:style-name="ce1">
            <text:p>1.Producción local de desechos plásticos 2.Generacion de desechos plásticos por tipo y provincia 3.Volumen de residuos solidos en RD por vertedero 4.Costo de producción y materia prim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7-21T00:00:00" table:style-name="ce2">
            <text:p>21/7/2021</text:p>
          </table:table-cell>
          <table:table-cell office:value-type="string" table:style-name="ce1">
            <text:p>Solicito información relacionada al cambio climático, ya sean, proyectos, investigaciones y otros, desarrollados en el Municipio Villa La Mata, Provincia Sánchez Ramírez , los mismos me servirán de apoyo a la investiga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0-11T00:00:00" table:style-name="ce2">
            <text:p>11/10/2021</text:p>
          </table:table-cell>
          <table:table-cell office:value-type="string" table:style-name="ce1">
            <text:p>Favor confirmar si actualmente están disponibles los créditos de mecanismo de desarrollo limpio, en caso de que estén <text:s/>¿Cuál es el proceso para someter un Proyecto de Mecanismo de Desarrollo Limpio?; y ¿Qué tipo de iniciativas pueden aplicar a estos crédit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1-03T00:00:00" table:style-name="ce2">
            <text:p>3/11/2021</text:p>
          </table:table-cell>
          <table:table-cell office:value-type="string" table:style-name="ce1">
            <text:p>- Política turística en referencia al desarrollo sostenible de la hostelería (gestión del territorio, uso y gestión de residuos) - Cantidad de establecimientos hoteleros fuera del ámbito de sol y playa, por ejemplo: turismo cultural o rural - Número de turistas en búsqueda de otra tipología de vacaciones que no sea sol y playa <text:s/>- Impacto medioambiental del turismo en la isla <text:s/>- Proyección futura referente al cambio climático y gestión medio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3-14T00:00:00" table:style-name="ce2">
            <text:p>14/3/2022</text:p>
          </table:table-cell>
          <table:table-cell office:value-type="string" table:style-name="ce1">
            <text:p>Medidas y Resoñuciones adoptadas como politicas publicas para mitigar los efectos del cambio climatico en RD y afianzar el pais en el campo interna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4-19T00:00:00" table:style-name="ce2">
            <text:p>19/4/2022</text:p>
          </table:table-cell>
          <table:table-cell office:value-type="string" table:style-name="ce1">
            <text:p>investigación sobre la sostenibilidad 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5-24T00:00:00" table:style-name="ce2">
            <text:p>24/5/2022</text:p>
          </table:table-cell>
          <table:table-cell office:value-type="string" table:style-name="ce1">
            <text:p>¿Cómo está el estatus del acuerdo de país? ¿Se aplica en nuestro país dicho acuerdo, y de qué modo se aplica? Información de eficiencia energética en nuestro país y su impacto favorable con el medioambiente. Nivel o índice de riesgo climático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6-24T00:00:00" table:style-name="ce2">
            <text:p>24/6/2022</text:p>
          </table:table-cell>
          <table:table-cell office:value-type="string" table:style-name="ce1">
            <text:p>CONOCER LA CARTA COMPROMISO AL CIUDADA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05T00:00:00" table:style-name="ce2">
            <text:p>5/8/2022</text:p>
          </table:table-cell>
          <table:table-cell office:value-type="string" table:style-name="ce1">
            <text:p>Estudios completos sobre las vulnerabilidades de las zonas costeros-marinas en la República Dominicana y cualquier otro estudio que hayan realizado y tenga que ver con el medio ambiente mari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20T00:00:00" table:style-name="ce2">
            <text:p>20/8/2022</text:p>
          </table:table-cell>
          <table:table-cell office:value-type="string" table:style-name="ce1">
            <text:p>1. Han cogido préstamos en los últimos 3 años? <text:s/>2. Cuál es la composición de esos préstamos? <text:s/>3. Cuál es el monto actual de deuda a corto, mediano y largo plazo? <text:s/>4. A qué organismos de intermediación financiera y no financiera han cogido préstamos? <text:s/>5. Cuál es el origen de los fondos adeudados? <text:s/>6. Cuál es el porcentaje de libramiento adeudado aplicado al gasto público de su institución? <text:s/>7. Qué estrategia tienen para aplicar los fondos públicos a la porción corriente de la deuda a largo plazo y del gasto nominal?<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3-28T00:00:00" table:style-name="ce2">
            <text:p>28/3/2023</text:p>
          </table:table-cell>
          <table:table-cell office:value-type="string" table:style-name="ce1">
            <text:p>Nómi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5-25T00:00:00" table:style-name="ce2">
            <text:p>25/5/2023</text:p>
          </table:table-cell>
          <table:table-cell office:value-type="string" table:style-name="ce1">
            <text:p>Medidas generales implementadas por el estado dominicano para mitigar el cambio climático 2019-2021</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number-rows-repeated="104851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number:date-style style:name="N19">
      <number:day/>
      <number:text>/</number:text>
      <number:month/>
      <number:text>/</number:text>
      <number:year number:style="long"/>
    </number:date-style>
    <style:style style:name="_50_0_37__32_-_32__201_nfasis1" style:display-name="20% - Énfasis1" style:family="table-cell" style:data-style-name="N0">
      <style:table-cell-properties fo:background-color="#D9E1F2"/>
    </style:style>
    <style:style style:name="_50_0_37__32_-_32__201_nfasis2" style:display-name="20% - Énfasis2" style:family="table-cell" style:data-style-name="N0">
      <style:table-cell-properties fo:background-color="#FCE4D6"/>
    </style:style>
    <style:style style:name="_50_0_37__32_-_32__201_nfasis3" style:display-name="20% - Énfasis3" style:family="table-cell" style:data-style-name="N0">
      <style:table-cell-properties fo:background-color="#EDEDED"/>
    </style:style>
    <style:style style:name="_50_0_37__32_-_32__201_nfasis4" style:display-name="20% - Énfasis4" style:family="table-cell" style:data-style-name="N0">
      <style:table-cell-properties fo:background-color="#FFF2CC"/>
    </style:style>
    <style:style style:name="_50_0_37__32_-_32__201_nfasis5" style:display-name="20% - Énfasis5" style:family="table-cell" style:data-style-name="N0">
      <style:table-cell-properties fo:background-color="#DDEBF7"/>
    </style:style>
    <style:style style:name="_50_0_37__32_-_32__201_nfasis6" style:display-name="20% - Énfasis6" style:family="table-cell" style:data-style-name="N0">
      <style:table-cell-properties fo:background-color="#E2EFDA"/>
    </style:style>
    <style:style style:name="_52_0_37__32_-_32__201_nfasis1" style:display-name="40% - Énfasis1" style:family="table-cell" style:data-style-name="N0">
      <style:table-cell-properties fo:background-color="#B4C6E7"/>
    </style:style>
    <style:style style:name="_52_0_37__32_-_32__201_nfasis2" style:display-name="40% - Énfasis2" style:family="table-cell" style:data-style-name="N0">
      <style:table-cell-properties fo:background-color="#F8CBAD"/>
    </style:style>
    <style:style style:name="_52_0_37__32_-_32__201_nfasis3" style:display-name="40% - Énfasis3" style:family="table-cell" style:data-style-name="N0">
      <style:table-cell-properties fo:background-color="#DBDBDB"/>
    </style:style>
    <style:style style:name="_52_0_37__32_-_32__201_nfasis4" style:display-name="40% - Énfasis4" style:family="table-cell" style:data-style-name="N0">
      <style:table-cell-properties fo:background-color="#FFE699"/>
    </style:style>
    <style:style style:name="_52_0_37__32_-_32__201_nfasis5" style:display-name="40% - Énfasis5" style:family="table-cell" style:data-style-name="N0">
      <style:table-cell-properties fo:background-color="#BDD7EE"/>
    </style:style>
    <style:style style:name="_52_0_37__32_-_32__201_nfasis6" style:display-name="40% - Énfasis6" style:family="table-cell" style:data-style-name="N0">
      <style:table-cell-properties fo:background-color="#C6E0B4"/>
    </style:style>
    <style:style style:name="_54_0_37__32_-_32__201_nfasis1" style:display-name="60% - Énfasis1" style:family="table-cell" style:data-style-name="N0">
      <style:table-cell-properties fo:background-color="#8EA9DB"/>
    </style:style>
    <style:style style:name="_54_0_37__32_-_32__201_nfasis2" style:display-name="60% - Énfasis2" style:family="table-cell" style:data-style-name="N0">
      <style:table-cell-properties fo:background-color="#F4B084"/>
    </style:style>
    <style:style style:name="_54_0_37__32_-_32__201_nfasis3" style:display-name="60% - Énfasis3" style:family="table-cell" style:data-style-name="N0">
      <style:table-cell-properties fo:background-color="#C9C9C9"/>
    </style:style>
    <style:style style:name="_54_0_37__32_-_32__201_nfasis4" style:display-name="60% - Énfasis4" style:family="table-cell" style:data-style-name="N0">
      <style:table-cell-properties fo:background-color="#FFD966"/>
    </style:style>
    <style:style style:name="_54_0_37__32_-_32__201_nfasis5" style:display-name="60% - Énfasis5" style:family="table-cell" style:data-style-name="N0">
      <style:table-cell-properties fo:background-color="#9BC2E6"/>
    </style:style>
    <style:style style:name="_54_0_37__32_-_32__201_nfasis6" style:display-name="60% - Énfasis6" style:family="table-cell" style:data-style-name="N0">
      <style:table-cell-properties fo:background-color="#A9D08E"/>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Encabezado_32_4" style:display-name="Encabezado 4" style:family="table-cell" style:data-style-name="N0">
      <style:text-properties fo:color="#44546A" fo:font-weight="bold" style:font-weight-asian="bold" style:font-weight-complex="bold"/>
    </style:style>
    <style:style style:name="_201_nfasis1" style:display-name="Énfasis1" style:family="table-cell" style:data-style-name="N0">
      <style:table-cell-properties fo:background-color="#4472C4"/>
      <style:text-properties fo:color="#FFFFFF"/>
    </style:style>
    <style:style style:name="_201_nfasis2" style:display-name="Énfasis2" style:family="table-cell" style:data-style-name="N0">
      <style:table-cell-properties fo:background-color="#ED7D31"/>
      <style:text-properties fo:color="#FFFFFF"/>
    </style:style>
    <style:style style:name="_201_nfasis3" style:display-name="Énfasis3" style:family="table-cell" style:data-style-name="N0">
      <style:table-cell-properties fo:background-color="#A5A5A5"/>
      <style:text-properties fo:color="#FFFFFF"/>
    </style:style>
    <style:style style:name="_201_nfasis4" style:display-name="Énfasis4" style:family="table-cell" style:data-style-name="N0">
      <style:table-cell-properties fo:background-color="#FFC000"/>
      <style:text-properties fo:color="#FFFFFF"/>
    </style:style>
    <style:style style:name="_201_nfasis5" style:display-name="Énfasis5" style:family="table-cell" style:data-style-name="N0">
      <style:table-cell-properties fo:background-color="#5B9BD5"/>
      <style:text-properties fo:color="#FFFFFF"/>
    </style:style>
    <style:style style:name="_201_nfasis6" style:display-name="Énfasis6" style:family="table-cell" style:data-style-name="N0">
      <style:table-cell-properties fo:background-color="#70AD47"/>
      <style:text-properties fo:color="#FFFFFF"/>
    </style:style>
    <style:style style:name="Entrada" style:family="table-cell" style:data-style-name="N0">
      <style:table-cell-properties fo:border="thin solid #7F7F7F" fo:background-color="#FFCC99"/>
      <style:text-properties fo:color="#3F3F76"/>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44546A" style:font-name="Calibri Light" style:font-name-asian="Calibri Light" style:font-name-complex="Calibri Light" fo:font-size="18pt" style:font-size-asian="18pt" style:font-size-complex="18pt"/>
    </style:style>
    <style:style style:name="T_237_tulo_32_2" style:display-name="Título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meta:initial-creator>Juan Pablo De Mola</meta:initial-creator>
    <dc:creator>Juan Pablo De Mola</dc:creator>
    <meta:creation-date>2023-06-13T15:50:06Z</meta:creation-date>
    <dc:date>2023-06-13T15:51:03Z</dc:date>
  </office:meta>
</office:document-meta>
</file>